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-t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117.9" calcext:value-type="float">
            <text:p>117.9</text:p>
          </table:table-cell>
          <table:table-cell office:value-type="float" office:value="1.23" calcext:value-type="float">
            <text:p>1.2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17.9" calcext:value-type="float">
            <text:p>117.9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96" calcext:value-type="float">
            <text:p>96</text:p>
          </table:table-cell>
          <table:table-cell office:value-type="float" office:value="123.08" calcext:value-type="float">
            <text:p>123.08</text:p>
          </table:table-cell>
          <table:table-cell office:value-type="float" office:value="1.28" calcext:value-type="float">
            <text:p>1.28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23.08" calcext:value-type="float">
            <text:p>123.08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96" calcext:value-type="float">
            <text:p>96</text:p>
          </table:table-cell>
          <table:table-cell office:value-type="float" office:value="107.03" calcext:value-type="float">
            <text:p>107.03</text:p>
          </table:table-cell>
          <table:table-cell office:value-type="float" office:value="1.11" calcext:value-type="float">
            <text:p>1.11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107.03" calcext:value-type="float">
            <text:p>107.03</text:p>
          </table:table-cell>
          <table:table-cell office:value-type="float" office:value="1.11" calcext:value-type="float">
            <text:p>1.11</text:p>
          </table:table-cell>
          <table:table-cell office:value-type="float" office:value="10" calcext:value-type="float">
            <text:p>1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96" calcext:value-type="float">
            <text:p>96</text:p>
          </table:table-cell>
          <table:table-cell office:value-type="float" office:value="106.05" calcext:value-type="float">
            <text:p>106.05</text:p>
          </table:table-cell>
          <table:table-cell office:value-type="float" office:value="1.1" calcext:value-type="float">
            <text:p>1.1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106.05" calcext:value-type="float">
            <text:p>106.05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96" calcext:value-type="float">
            <text:p>96</text:p>
          </table:table-cell>
          <table:table-cell office:value-type="float" office:value="113.23" calcext:value-type="float">
            <text:p>113.23</text:p>
          </table:table-cell>
          <table:table-cell office:value-type="float" office:value="1.18" calcext:value-type="float">
            <text:p>1.18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float" office:value="113.23" calcext:value-type="float">
            <text:p>113.23</text:p>
          </table:table-cell>
          <table:table-cell office:value-type="float" office:value="1.18" calcext:value-type="float">
            <text:p>1.18</text:p>
          </table:table-cell>
          <table:table-cell office:value-type="float" office:value="30" calcext:value-type="float">
            <text:p>3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96" calcext:value-type="float">
            <text:p>96</text:p>
          </table:table-cell>
          <table:table-cell office:value-type="float" office:value="112.09" calcext:value-type="float">
            <text:p>112.09</text:p>
          </table:table-cell>
          <table:table-cell office:value-type="float" office:value="1.17" calcext:value-type="float">
            <text:p>1.17</text:p>
          </table:table-cell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float" office:value="112.09" calcext:value-type="float">
            <text:p>112.09</text:p>
          </table:table-cell>
          <table:table-cell office:value-type="float" office:value="1.17" calcext:value-type="float">
            <text:p>1.17</text:p>
          </table:table-cell>
          <table:table-cell office:value-type="float" office:value="50" calcext:value-type="float">
            <text:p>5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5249.43" calcext:value-type="float">
            <text:p>5249.43</text:p>
          </table:table-cell>
          <table:table-cell office:value-type="float" office:value="36.45" calcext:value-type="float">
            <text:p>36.4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249.43" calcext:value-type="float">
            <text:p>5249.43</text:p>
          </table:table-cell>
          <table:table-cell office:value-type="float" office:value="36.45" calcext:value-type="float">
            <text:p>36.45</text:p>
          </table:table-cell>
          <table:table-cell office:value-type="float" office:value="0" calcext:value-type="float">
            <text:p>0</text:p>
          </table:table-cell>
          <table:table-cell office:value-type="float" office:value="36.45" calcext:value-type="float">
            <text:p>36.45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144" calcext:value-type="float">
            <text:p>144</text:p>
          </table:table-cell>
          <table:table-cell office:value-type="float" office:value="5559.36" calcext:value-type="float">
            <text:p>5559.36</text:p>
          </table:table-cell>
          <table:table-cell office:value-type="float" office:value="38.61" calcext:value-type="float">
            <text:p>38.6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559.36" calcext:value-type="float">
            <text:p>5559.36</text:p>
          </table:table-cell>
          <table:table-cell office:value-type="float" office:value="38.61" calcext:value-type="float">
            <text:p>38.61</text:p>
          </table:table-cell>
          <table:table-cell office:value-type="float" office:value="1" calcext:value-type="float">
            <text:p>1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144" calcext:value-type="float">
            <text:p>144</text:p>
          </table:table-cell>
          <table:table-cell office:value-type="float" office:value="5286.01" calcext:value-type="float">
            <text:p>5286.01</text:p>
          </table:table-cell>
          <table:table-cell office:value-type="float" office:value="36.71" calcext:value-type="float">
            <text:p>36.7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5286.01" calcext:value-type="float">
            <text:p>5286.01</text:p>
          </table:table-cell>
          <table:table-cell office:value-type="float" office:value="36.71" calcext:value-type="float">
            <text:p>36.71</text:p>
          </table:table-cell>
          <table:table-cell office:value-type="float" office:value="10" calcext:value-type="float">
            <text:p>10</text:p>
          </table:table-cell>
          <table:table-cell office:value-type="float" office:value="36.71" calcext:value-type="float">
            <text:p>36.71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144" calcext:value-type="float">
            <text:p>144</text:p>
          </table:table-cell>
          <table:table-cell office:value-type="float" office:value="5124.56" calcext:value-type="float">
            <text:p>5124.56</text:p>
          </table:table-cell>
          <table:table-cell office:value-type="float" office:value="35.59" calcext:value-type="float">
            <text:p>35.59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5124.56" calcext:value-type="float">
            <text:p>5124.56</text:p>
          </table:table-cell>
          <table:table-cell office:value-type="float" office:value="35.59" calcext:value-type="float">
            <text:p>35.59</text:p>
          </table:table-cell>
          <table:table-cell office:value-type="float" office:value="20" calcext:value-type="float">
            <text:p>20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144" calcext:value-type="float">
            <text:p>144</text:p>
          </table:table-cell>
          <table:table-cell office:value-type="float" office:value="5287.56" calcext:value-type="float">
            <text:p>5287.56</text:p>
          </table:table-cell>
          <table:table-cell office:value-type="float" office:value="36.72" calcext:value-type="float">
            <text:p>36.72</text:p>
          </table:table-cell>
          <table:table-cell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office:value-type="float" office:value="5287.56" calcext:value-type="float">
            <text:p>5287.56</text:p>
          </table:table-cell>
          <table:table-cell office:value-type="float" office:value="36.72" calcext:value-type="float">
            <text:p>36.72</text:p>
          </table:table-cell>
          <table:table-cell office:value-type="float" office:value="30" calcext:value-type="float">
            <text:p>30</text:p>
          </table:table-cell>
          <table:table-cell office:value-type="float" office:value="36.72" calcext:value-type="float">
            <text:p>36.72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58.07" calcext:value-type="float">
            <text:p>58.07</text:p>
          </table:table-cell>
          <table:table-cell office:value-type="float" office:value="0.81" calcext:value-type="float">
            <text:p>0.8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8.07" calcext:value-type="float">
            <text:p>58.07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2" calcext:value-type="float">
            <text:p>72</text:p>
          </table:table-cell>
          <table:table-cell office:value-type="float" office:value="53.67" calcext:value-type="float">
            <text:p>53.67</text:p>
          </table:table-cell>
          <table:table-cell office:value-type="float" office:value="0.75" calcext:value-type="float">
            <text:p>0.7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3.67" calcext:value-type="float">
            <text:p>53.6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2" calcext:value-type="float">
            <text:p>72</text:p>
          </table:table-cell>
          <table:table-cell office:value-type="float" office:value="55.09" calcext:value-type="float">
            <text:p>55.09</text:p>
          </table:table-cell>
          <table:table-cell office:value-type="float" office:value="0.77" calcext:value-type="float">
            <text:p>0.7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55.09" calcext:value-type="float">
            <text:p>55.09</text:p>
          </table:table-cell>
          <table:table-cell office:value-type="float" office:value="0.77" calcext:value-type="float">
            <text:p>0.77</text:p>
          </table:table-cell>
          <table:table-cell office:value-type="float" office:value="10" calcext:value-type="float">
            <text:p>1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2" calcext:value-type="float">
            <text:p>72</text:p>
          </table:table-cell>
          <table:table-cell office:value-type="float" office:value="55.57" calcext:value-type="float">
            <text:p>55.57</text:p>
          </table:table-cell>
          <table:table-cell office:value-type="float" office:value="0.77" calcext:value-type="float">
            <text:p>0.7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5.57" calcext:value-type="float">
            <text:p>55.57</text:p>
          </table:table-cell>
          <table:table-cell office:value-type="float" office:value="0.77" calcext:value-type="float">
            <text:p>0.77</text:p>
          </table:table-cell>
          <table:table-cell office:value-type="float" office:value="100" calcext:value-type="float">
            <text:p>10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u-ch427-n96-start-paper-150</text:p>
          </table:table-cell>
          <table:table-cell office:value-type="float" office:value="72" calcext:value-type="float">
            <text:p>72</text:p>
          </table:table-cell>
          <table:table-cell office:value-type="float" office:value="53.68" calcext:value-type="float">
            <text:p>53.68</text:p>
          </table:table-cell>
          <table:table-cell office:value-type="float" office:value="0.75" calcext:value-type="float">
            <text:p>0.75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53.68" calcext:value-type="float">
            <text:p>53.68</text:p>
          </table:table-cell>
          <table:table-cell office:value-type="float" office:value="0.75" calcext:value-type="float">
            <text:p>0.75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72" calcext:value-type="float">
            <text:p>72</text:p>
          </table:table-cell>
          <table:table-cell office:value-type="float" office:value="57.8" calcext:value-type="float">
            <text:p>57.8</text:p>
          </table:table-cell>
          <table:table-cell office:value-type="float" office:value="0.8" calcext:value-type="float">
            <text:p>0.8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57.8" calcext:value-type="float">
            <text:p>57.8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u-ch427-n96-start-paper-200</text:p>
          </table:table-cell>
          <table:table-cell office:value-type="float" office:value="72" calcext:value-type="float">
            <text:p>72</text:p>
          </table:table-cell>
          <table:table-cell office:value-type="float" office:value="49.14" calcext:value-type="float">
            <text:p>49.14</text:p>
          </table:table-cell>
          <table:table-cell office:value-type="float" office:value="0.68" calcext:value-type="float">
            <text:p>0.68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9.14" calcext:value-type="float">
            <text:p>49.14</text:p>
          </table:table-cell>
          <table:table-cell office:value-type="float" office:value="0.68" calcext:value-type="float">
            <text:p>0.68</text:p>
          </table:table-cell>
          <table:table-cell office:value-type="float" office:value="200" calcext:value-type="float">
            <text:p>20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2" calcext:value-type="float">
            <text:p>72</text:p>
          </table:table-cell>
          <table:table-cell office:value-type="float" office:value="52.13" calcext:value-type="float">
            <text:p>52.13</text:p>
          </table:table-cell>
          <table:table-cell office:value-type="float" office:value="0.72" calcext:value-type="float">
            <text:p>0.72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52.13" calcext:value-type="float">
            <text:p>52.13</text:p>
          </table:table-cell>
          <table:table-cell office:value-type="float" office:value="0.72" calcext:value-type="float">
            <text:p>0.72</text:p>
          </table:table-cell>
          <table:table-cell office:value-type="float" office:value="30" calcext:value-type="float">
            <text:p>3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72" calcext:value-type="float">
            <text:p>72</text:p>
          </table:table-cell>
          <table:table-cell office:value-type="float" office:value="54.42" calcext:value-type="float">
            <text:p>54.42</text:p>
          </table:table-cell>
          <table:table-cell office:value-type="float" office:value="0.76" calcext:value-type="float">
            <text:p>0.7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54.42" calcext:value-type="float">
            <text:p>54.42</text:p>
          </table:table-cell>
          <table:table-cell office:value-type="float" office:value="0.76" calcext:value-type="float">
            <text:p>0.76</text:p>
          </table:table-cell>
          <table:table-cell office:value-type="float" office:value="50" calcext:value-type="float">
            <text:p>50</text:p>
          </table:table-cell>
          <table:table-cell office:value-type="float" office:value="0.76" calcext:value-type="float">
            <text:p>0.76</text:p>
          </table:table-cell>
        </table:table-row>
      </table:table>
      <table:table table:name="graphics" table:style-name="ta1">
        <table:shapes>
          <draw:frame draw:z-index="0" draw:style-name="gr1" draw:text-style-name="P1" svg:width="15.999cm" svg:height="8.999cm" svg:x="18.063cm" svg:y="0.001cm">
            <draw:object draw:notify-on-update-of-ranges="'results-took'.F13:'results-took'.F21 'results-took'.G13:'results-took'.G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18.063cm" svg:y="9.484cm">
            <draw:object draw:notify-on-update-of-ranges="'results-took'.F2:'results-took'.F7 'results-took'.G2:'results-took'.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8.063cm" svg:y="18.967cm">
            <draw:object draw:notify-on-update-of-ranges="'results-took'.F8:'results-took'.F12 'results-took'.G8:'results-took'.G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0.001cm" svg:y="9.484cm">
            <draw:object draw:notify-on-update-of-ranges="'results-took'.F2:'results-took'.F7 'results-took'.G2:'results-took'.G7 'results-took'.F2:'results-took'.F7 'results-took'.H2:'results-took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15.999cm" svg:height="8.999cm" svg:x="0.001cm" svg:y="18.967cm">
            <draw:object draw:notify-on-update-of-ranges="'results-took'.F8:'results-took'.F12 'results-took'.G8:'results-took'.G12 'results-took'.F8:'results-took'.F12 'results-took'.H8:'results-took'.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15.999cm" svg:height="8.999cm" svg:x="0.001cm" svg:y="0.001cm">
            <draw:object draw:notify-on-update-of-ranges="'results-took'.F13:'results-took'.F21 'results-took'.G13:'results-took'.G21 'results-took'.F13:'results-took'.F21 'results-took'.H13:'results-took'.H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1" draw:text-style-name="P1" svg:width="15.999cm" svg:height="8.999cm" svg:x="36.125cm" svg:y="0.001cm">
            <draw:object draw:notify-on-update-of-ranges="'results-took'.I13:'results-took'.I21 'results-took'.J13:'results-took'.J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15.999cm" svg:height="8.999cm" svg:x="36.125cm" svg:y="9.484cm">
            <draw:object draw:notify-on-update-of-ranges="'results-took'.I2:'results-took'.I7 'results-took'.J2:'results-took'.J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8" draw:style-name="gr1" draw:text-style-name="P1" svg:width="15.999cm" svg:height="8.999cm" svg:x="36.125cm" svg:y="18.967cm">
            <draw:object draw:notify-on-update-of-ranges="'results-took'.I8:'results-took'.I12 'results-took'.J8:'results-took'.J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23:22:51.336666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0T23:45:41.034491130</dc:date>
    <meta:editing-duration>PT10M59S</meta:editing-duration>
    <meta:editing-cycles>2</meta:editing-cycles>
    <meta:document-statistic meta:table-count="2" meta:cell-count="204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6cm" chart:style-name="ch2">
          <text:p>n216</text:p>
        </chart:title>
        <chart:legend chart:legend-position="end" svg:x="14.398cm" svg:y="3.952cm" style:legend-expansion="high" chart:style-name="ch3"/>
        <chart:plot-area chart:style-name="ch4" table:cell-range-address="'results-took'.F2:'results-took'.H7" chart:data-source-has-labels="row" svg:x="0.32cm" svg:y="1.275cm" svg:width="13.758cm" svg:height="7.545cm">
          <chartooo:coordinate-region svg:x="0.941cm" svg:y="1.474cm" svg:width="12.76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esults-took'.G2:'results-took'.G7" loext:label-string="total" chart:class="chart:scatter">
            <chart:domain table:cell-range-address="'results-took'.F2:'results-took'.F7"/>
            <chart:data-point chart:repeated="6"/>
          </chart:series>
          <chart:series chart:style-name="ch8" chart:values-cell-range-address="'results-took'.H2:'results-took'.H7" loext:label-string="mean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</text:p>
              </table:table-cell>
              <table:table-cell office:value-type="string">
                <text:p>me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-took'.F2:'results-took'.F7</svg:desc>
                </draw:g>
              </table:table-cell>
              <table:table-cell office:value-type="float" office:value="117.9">
                <text:p>117.9</text:p>
                <draw:g>
                  <svg:desc>'results-took'.G2:'results-took'.G7</svg:desc>
                </draw:g>
              </table:table-cell>
              <table:table-cell office:value-type="float" office:value="1.23">
                <text:p>1.23</text:p>
                <draw:g>
                  <svg:desc>'results-took'.H2:'results-took'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3.08">
                <text:p>123.0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7.03">
                <text:p>107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6.05">
                <text:p>106.0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13.23">
                <text:p>113.2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12.09">
                <text:p>112.09</text:p>
              </table:table-cell>
              <table:table-cell office:value-type="float" office:value="1.17">
                <text:p>1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6cm" chart:style-name="ch2">
          <text:p>n512</text:p>
        </chart:title>
        <chart:legend chart:legend-position="end" svg:x="14.398cm" svg:y="3.952cm" style:legend-expansion="high" chart:style-name="ch3"/>
        <chart:plot-area chart:style-name="ch4" table:cell-range-address="'results-took'.F8:'results-took'.H12" chart:data-source-has-labels="row" svg:x="0.32cm" svg:y="1.275cm" svg:width="13.758cm" svg:height="7.545cm">
          <chartooo:coordinate-region svg:x="1.312cm" svg:y="1.475cm" svg:width="12.579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esults-took'.G8:'results-took'.G12" loext:label-string="total" chart:class="chart:scatter">
            <chart:domain table:cell-range-address="'results-took'.F8:'results-took'.F12"/>
            <chart:data-point chart:repeated="5"/>
          </chart:series>
          <chart:series chart:style-name="ch8" chart:values-cell-range-address="'results-took'.H8:'results-took'.H12" loext:label-string="mean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</text:p>
              </table:table-cell>
              <table:table-cell office:value-type="string">
                <text:p>me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-took'.F8:'results-took'.F12</svg:desc>
                </draw:g>
              </table:table-cell>
              <table:table-cell office:value-type="float" office:value="5249.43">
                <text:p>5249.43</text:p>
                <draw:g>
                  <svg:desc>'results-took'.G8:'results-took'.G12</svg:desc>
                </draw:g>
              </table:table-cell>
              <table:table-cell office:value-type="float" office:value="36.45">
                <text:p>36.45</text:p>
                <draw:g>
                  <svg:desc>'results-took'.H8:'results-took'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59.36">
                <text:p>5559.36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286.01">
                <text:p>5286.01</text:p>
              </table:table-cell>
              <table:table-cell office:value-type="float" office:value="36.71">
                <text:p>36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124.56">
                <text:p>5124.56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287.56">
                <text:p>5287.56</text:p>
              </table:table-cell>
              <table:table-cell office:value-type="float" office:value="36.72">
                <text:p>36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6cm" svg:y="0.316cm" chart:style-name="ch2">
          <text:p>n96</text:p>
        </chart:title>
        <chart:legend chart:legend-position="end" svg:x="14.398cm" svg:y="3.952cm" style:legend-expansion="high" chart:style-name="ch3"/>
        <chart:plot-area chart:style-name="ch4" table:cell-range-address="'results-took'.F13:'results-took'.H21" chart:data-source-has-labels="row" svg:x="0.32cm" svg:y="1.275cm" svg:width="13.758cm" svg:height="7.545cm">
          <chartooo:coordinate-region svg:x="0.941cm" svg:y="1.474cm" svg:width="12.85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esults-took'.G13:'results-took'.G21" loext:label-string="total" chart:class="chart:scatter">
            <chart:domain table:cell-range-address="'results-took'.F13:'results-took'.F21"/>
            <chart:data-point chart:repeated="9"/>
          </chart:series>
          <chart:series chart:style-name="ch8" chart:values-cell-range-address="'results-took'.H13:'results-took'.H21" loext:label-string="mean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</text:p>
              </table:table-cell>
              <table:table-cell office:value-type="string">
                <text:p>me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-took'.F13:'results-took'.F21</svg:desc>
                </draw:g>
              </table:table-cell>
              <table:table-cell office:value-type="float" office:value="58.07">
                <text:p>58.07</text:p>
                <draw:g>
                  <svg:desc>'results-took'.G13:'results-took'.G21</svg:desc>
                </draw:g>
              </table:table-cell>
              <table:table-cell office:value-type="float" office:value="0.81">
                <text:p>0.81</text:p>
                <draw:g>
                  <svg:desc>'results-took'.H13:'results-took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3.67">
                <text:p>53.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5.09">
                <text:p>55.0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5.57">
                <text:p>55.5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53.68">
                <text:p>53.6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7.8">
                <text:p>57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9.14">
                <text:p>49.1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2.13">
                <text:p>52.1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4.42">
                <text:p>54.42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n216 - total time</text:p>
        </chart:title>
        <chart:plot-area chart:style-name="ch3" table:cell-range-address="'results-took'.F2:'results-took'.G7" svg:x="0.32cm" svg:y="1.275cm" svg:width="15.36cm" svg:height="7.545cm">
          <chartooo:coordinate-region svg:x="1.127cm" svg:y="1.474cm" svg:width="14.36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-took'.G2:'results-took'.G7" chart:class="chart:scatter">
            <chart:domain table:cell-range-address="'results-took'.F2:'results-took'.F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-took'.F2:'results-took'.F7</svg:desc>
                </draw:g>
              </table:table-cell>
              <table:table-cell office:value-type="float" office:value="117.9">
                <text:p>117.9</text:p>
                <draw:g>
                  <svg:desc>'results-took'.G2:'results-took'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3.08">
                <text:p>12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7.03">
                <text:p>107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6.05">
                <text:p>106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13.23">
                <text:p>113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12.09">
                <text:p>112.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n512 - total time</text:p>
        </chart:title>
        <chart:plot-area chart:style-name="ch3" table:cell-range-address="'results-took'.F8:'results-took'.G12" svg:x="0.32cm" svg:y="1.275cm" svg:width="15.36cm" svg:height="7.545cm">
          <chartooo:coordinate-region svg:x="1.312cm" svg:y="1.475cm" svg:width="14.1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-took'.G8:'results-took'.G12" chart:class="chart:scatter">
            <chart:domain table:cell-range-address="'results-took'.F8:'results-took'.F12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-took'.F8:'results-took'.F12</svg:desc>
                </draw:g>
              </table:table-cell>
              <table:table-cell office:value-type="float" office:value="5249.43">
                <text:p>5249.43</text:p>
                <draw:g>
                  <svg:desc>'results-took'.G8:'results-took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59.36">
                <text:p>5559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286.01">
                <text:p>5286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124.56">
                <text:p>5124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287.56">
                <text:p>5287.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n96 - total time</text:p>
        </chart:title>
        <chart:plot-area chart:style-name="ch3" table:cell-range-address="'results-took'.F13:'results-took'.G21" svg:x="0.32cm" svg:y="1.275cm" svg:width="15.36cm" svg:height="7.545cm">
          <chartooo:coordinate-region svg:x="0.941cm" svg:y="1.474cm" svg:width="14.45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-took'.G13:'results-took'.G21" chart:class="chart:scatter">
            <chart:domain table:cell-range-address="'results-took'.F13:'results-took'.F2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-took'.F13:'results-took'.F21</svg:desc>
                </draw:g>
              </table:table-cell>
              <table:table-cell office:value-type="float" office:value="58.07">
                <text:p>58.07</text:p>
                <draw:g>
                  <svg:desc>'results-took'.G13:'results-took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3.67">
                <text:p>53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5.09">
                <text:p>55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53.68">
                <text:p>53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2.13">
                <text:p>52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4.42">
                <text:p>54.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n216 - mean time</text:p>
        </chart:title>
        <chart:plot-area chart:style-name="ch3" table:cell-range-address="'results-took'.I2:'results-took'.J7" svg:x="0.32cm" svg:y="1.275cm" svg:width="15.36cm" svg:height="7.545cm">
          <chartooo:coordinate-region svg:x="1.232cm" svg:y="1.474cm" svg:width="14.26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-took'.J2:'results-took'.J7" chart:class="chart:scatter">
            <chart:domain table:cell-range-address="'results-took'.I2:'results-took'.I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-took'.I2:'results-took'.I7</svg:desc>
                </draw:g>
              </table:table-cell>
              <table:table-cell office:value-type="float" office:value="1.23">
                <text:p>1.23</text:p>
                <draw:g>
                  <svg:desc>'results-took'.J2:'results-took'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17">
                <text:p>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n512 - mean time</text:p>
        </chart:title>
        <chart:plot-area chart:style-name="ch3" table:cell-range-address="'results-took'.I8:'results-took'.J12" svg:x="0.32cm" svg:y="1.275cm" svg:width="15.36cm" svg:height="7.545cm">
          <chartooo:coordinate-region svg:x="1.232cm" svg:y="1.474cm" svg:width="14.26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-took'.J8:'results-took'.J12" chart:class="chart:scatter">
            <chart:domain table:cell-range-address="'results-took'.I8:'results-took'.I12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-took'.I8:'results-took'.I12</svg:desc>
                </draw:g>
              </table:table-cell>
              <table:table-cell office:value-type="float" office:value="36.45">
                <text:p>36.45</text:p>
                <draw:g>
                  <svg:desc>'results-took'.J8:'results-took'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6.71">
                <text:p>36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6.72">
                <text:p>36.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n96 - mean time</text:p>
        </chart:title>
        <chart:plot-area chart:style-name="ch3" table:cell-range-address="'results-took'.I13:'results-took'.J21" svg:x="0.32cm" svg:y="1.275cm" svg:width="15.36cm" svg:height="7.545cm">
          <chartooo:coordinate-region svg:x="1.232cm" svg:y="1.474cm" svg:width="14.16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-took'.J13:'results-took'.J21" chart:class="chart:scatter">
            <chart:domain table:cell-range-address="'results-took'.I13:'results-took'.I2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-took'.I13:'results-took'.I21</svg:desc>
                </draw:g>
              </table:table-cell>
              <table:table-cell office:value-type="float" office:value="0.81">
                <text:p>0.81</text:p>
                <draw:g>
                  <svg:desc>'results-took'.J13:'results-took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